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4">
      <style:table-cell-properties fo:background-color="#81d41a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OPCODE NAME</text:p>
          </table:table-cell>
          <table:table-cell table:style-name="ce9" office:value-type="string" calcext:value-type="string">
            <text:p>FUNCT3</text:p>
          </table:table-cell>
          <table:table-cell table:style-name="ce9" office:value-type="string" calcext:value-type="string">
            <text:p>FUNCT7</text:p>
          </table:table-cell>
          <table:table-cell table:style-name="ce9" office:value-type="string" calcext:value-type="string">
            <text:p>FUNCT12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0" calcext:value-type="float">
            <text:p>00000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" calcext:value-type="float">
            <text:p>00000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Privileged</text:p>
          </table:table-cell>
          <table:table-cell table:style-name="ce11" office:value-type="string" calcext:value-type="string">
            <text:p>MRET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28" office:value-type="float" office:value="1100000010" calcext:value-type="float">
            <text:p>00110000001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S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22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C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S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C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1:41:49.42698793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3-02T16:12:03.647367764</dc:date>
    <meta:editing-cycles>62</meta:editing-cycles>
    <meta:editing-duration>P9DT17H14M4S</meta:editing-duration>
    <meta:document-statistic meta:table-count="1" meta:cell-count="488" meta:object-count="0"/>
  </office:meta>
</office:document-meta>
</file>